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791a" officeooo:paragraph-rsid="0016791a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16791a" officeooo:paragraph-rsid="0016791a" style:font-weight-asian="bold" style:font-weight-complex="bold"/>
    </style:style>
    <style:style style:name="P3" style:family="paragraph" style:parent-style-name="Standard">
      <style:text-properties style:font-name="Arial" officeooo:rsid="001f1a94" officeooo:paragraph-rsid="001f1a94"/>
    </style:style>
    <style:style style:name="P4" style:family="paragraph" style:parent-style-name="Standard">
      <style:text-properties fo:color="#000000" style:font-name="Times New Roman" fo:font-size="12pt" fo:font-style="italic" officeooo:rsid="0016791a" officeooo:paragraph-rsid="0016791a" style:font-size-asian="12pt" style:font-style-asian="italic" style:font-size-complex="12pt" style:font-style-complex="italic"/>
    </style:style>
    <style:style style:name="P5" style:family="paragraph" style:parent-style-name="Standard">
      <style:text-properties fo:color="#000000" style:font-name="Times New Roman" fo:font-size="12pt" fo:font-style="italic" officeooo:rsid="001bbb76" officeooo:paragraph-rsid="001bbb76" fo:background-color="#00ccff" style:font-size-asian="10.5pt" style:font-style-asian="italic" style:font-size-complex="12pt" style:font-style-complex="italic"/>
    </style:style>
    <style:style style:name="P6" style:family="paragraph" style:parent-style-name="Standard">
      <style:text-properties fo:color="#000000" style:font-name="Times New Roman" fo:font-size="12pt" fo:font-style="italic" officeooo:rsid="002059d9" officeooo:paragraph-rsid="002059d9" fo:background-color="#00ccff" style:font-size-asian="10.5pt" style:font-style-asian="italic" style:font-size-complex="12pt" style:font-style-complex="italic"/>
    </style:style>
    <style:style style:name="P7" style:family="paragraph" style:parent-style-name="Standard">
      <style:text-properties fo:color="#000000" style:font-name="Times New Roman" fo:font-size="12pt" fo:font-style="italic" officeooo:rsid="002059d9" officeooo:paragraph-rsid="002059d9" style:font-size-asian="10.5pt" style:font-style-asian="italic" style:font-size-complex="12pt" style:font-style-complex="italic"/>
    </style:style>
    <style:style style:name="P8" style:family="paragraph" style:parent-style-name="Standard">
      <style:text-properties fo:color="#000000" style:font-name="Times New Roman" fo:font-style="italic" fo:background-color="#00ccff" style:font-style-asian="italic" style:font-style-complex="italic"/>
    </style:style>
    <style:style style:name="P9" style:family="paragraph" style:parent-style-name="Standard">
      <style:text-properties fo:color="#000000" style:font-name="Times New Roman" fo:font-style="italic" officeooo:paragraph-rsid="002059d9" fo:background-color="#00ccff" style:font-style-asian="italic" style:font-style-complex="italic"/>
    </style:style>
    <style:style style:name="P10" style:family="paragraph" style:parent-style-name="Standard">
      <style:text-properties fo:color="#000000" style:font-name="Times New Roman" fo:font-size="10pt" fo:font-style="italic" officeooo:rsid="0018a084" officeooo:paragraph-rsid="0018a084" fo:background-color="#00ccff" style:font-size-asian="10pt" style:font-style-asian="italic" style:font-size-complex="10pt" style:font-style-complex="italic"/>
    </style:style>
    <style:style style:name="P11" style:family="paragraph" style:parent-style-name="Standard">
      <style:text-properties fo:color="#000000" style:font-name="Times New Roman" fo:font-size="10pt" fo:font-style="italic" fo:background-color="#00ccff" style:font-size-asian="10pt" style:font-style-asian="italic" style:font-size-complex="10pt" style:font-style-complex="italic"/>
    </style:style>
    <style:style style:name="P12" style:family="paragraph" style:parent-style-name="Standard">
      <style:text-properties fo:color="#000000" style:font-name="Times New Roman" fo:font-size="10pt" fo:font-style="italic" officeooo:rsid="0016791a" officeooo:paragraph-rsid="0016791a" fo:background-color="#00ccff" style:font-size-asian="10pt" style:font-style-asian="italic" style:font-size-complex="10pt" style:font-style-complex="italic"/>
    </style:style>
    <style:style style:name="P13" style:family="paragraph" style:parent-style-name="Standard">
      <style:text-properties fo:color="#000000" style:font-name="Times New Roman" fo:font-size="10pt" fo:font-style="italic" officeooo:rsid="0019e5fe" officeooo:paragraph-rsid="0019e5fe" fo:background-color="#00ccff" style:font-size-asian="10pt" style:font-style-asian="italic" style:font-size-complex="10pt" style:font-style-complex="italic"/>
    </style:style>
    <style:style style:name="P14" style:family="paragraph" style:parent-style-name="Standard">
      <style:text-properties fo:color="#000000" style:font-name="Times New Roman" fo:font-size="10pt" fo:font-style="italic" officeooo:rsid="0019e5fe" officeooo:paragraph-rsid="0019e5fe" style:font-size-asian="10pt" style:font-style-asian="italic" style:font-size-complex="10pt" style:font-style-complex="italic"/>
    </style:style>
    <style:style style:name="P15" style:family="paragraph" style:parent-style-name="Standard">
      <style:text-properties fo:color="#000000" style:font-name="Arial" fo:font-size="12pt" fo:font-style="normal" officeooo:rsid="00174b49" officeooo:paragraph-rsid="0019e5fe" style:font-size-asian="12pt" style:font-style-asian="normal" style:font-size-complex="12pt" style:font-style-complex="normal"/>
    </style:style>
    <style:style style:name="P16" style:family="paragraph" style:parent-style-name="Standard">
      <style:text-properties fo:color="#000000" style:font-name="Arial" fo:font-size="12pt" fo:font-style="normal" officeooo:rsid="0018a084" officeooo:paragraph-rsid="0018a084" style:font-size-asian="12pt" style:font-style-asian="normal" style:font-size-complex="12pt" style:font-style-complex="normal"/>
    </style:style>
    <style:style style:name="P17" style:family="paragraph" style:parent-style-name="Standard">
      <style:text-properties fo:color="#000000" style:font-name="Arial" fo:font-size="12pt" fo:font-style="normal" officeooo:rsid="0019e5fe" officeooo:paragraph-rsid="0019e5fe" style:font-size-asian="12pt" style:font-style-asian="normal" style:font-size-complex="12pt" style:font-style-complex="normal"/>
    </style:style>
    <style:style style:name="P18" style:family="paragraph" style:parent-style-name="Standard">
      <style:text-properties fo:color="#000000" style:font-name="Arial" fo:font-size="12pt" fo:font-style="normal" officeooo:rsid="0019e5fe" officeooo:paragraph-rsid="001bbb76" style:font-size-asian="10.5pt" style:font-style-asian="normal" style:font-size-complex="12pt" style:font-style-complex="normal"/>
    </style:style>
    <style:style style:name="P19" style:family="paragraph" style:parent-style-name="Standard">
      <style:text-properties fo:color="#000000" style:font-name="Arial" fo:font-size="12pt" fo:font-style="normal" officeooo:rsid="001bbb76" officeooo:paragraph-rsid="001bbb76" style:font-size-asian="10.5pt" style:font-style-asian="normal" style:font-size-complex="12pt" style:font-style-complex="normal"/>
    </style:style>
    <style:style style:name="P20" style:family="paragraph" style:parent-style-name="Standard">
      <style:text-properties fo:color="#000000" style:font-name="Arial" fo:font-size="12pt" fo:font-style="normal" officeooo:rsid="001f1a94" officeooo:paragraph-rsid="001f1a94" style:font-size-asian="10.5pt" style:font-style-asian="normal" style:font-size-complex="12pt" style:font-style-complex="normal"/>
    </style:style>
    <style:style style:name="P21" style:family="paragraph" style:parent-style-name="Standard">
      <style:text-properties fo:color="#000000" style:font-name="Arial" fo:font-size="12pt" fo:font-style="normal" officeooo:rsid="002059d9" officeooo:paragraph-rsid="002059d9" style:font-size-asian="10.5pt" style:font-style-asian="normal" style:font-size-complex="12pt" style:font-style-complex="normal"/>
    </style:style>
    <style:style style:name="P22" style:family="paragraph" style:parent-style-name="Standard">
      <style:text-properties fo:color="#000000" style:font-name="Arial" fo:font-size="12pt" fo:font-style="normal" officeooo:rsid="0020aa81" officeooo:paragraph-rsid="0020aa81" style:font-size-asian="10.5pt" style:font-style-asian="normal" style:font-size-complex="12pt" style:font-style-complex="normal"/>
    </style:style>
    <style:style style:name="P23" style:family="paragraph" style:parent-style-name="Standard">
      <style:text-properties fo:color="#000000" style:font-name="Arial" fo:font-size="12pt" fo:font-style="normal" officeooo:rsid="0020aa81" officeooo:paragraph-rsid="00211397" style:font-size-asian="10.5pt" style:font-style-asian="normal" style:font-size-complex="12pt" style:font-style-complex="normal"/>
    </style:style>
    <style:style style:name="P24" style:family="paragraph" style:parent-style-name="Standard">
      <style:text-properties fo:color="#000000" style:font-name="Arial" fo:font-size="12pt" fo:font-style="normal" officeooo:rsid="00211397" officeooo:paragraph-rsid="00211397" style:font-size-asian="10.5pt" style:font-style-asian="normal" style:font-size-complex="12pt" style:font-style-complex="normal"/>
    </style:style>
    <style:style style:name="P25" style:family="paragraph" style:parent-style-name="Standard">
      <style:text-properties fo:color="#000000" style:font-name="Arial" fo:font-size="12pt" fo:font-style="normal" style:text-underline-style="solid" style:text-underline-width="auto" style:text-underline-color="font-color" fo:font-weight="bold" officeooo:rsid="00211397" officeooo:paragraph-rsid="0021139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74b49"/>
    </style:style>
    <style:style style:name="T2" style:family="text">
      <style:text-properties fo:color="#228b22" style:font-name="Courier New" fo:font-size="10pt" style:font-size-asian="10pt"/>
    </style:style>
    <style:style style:name="T3" style:family="text">
      <style:text-properties fo:color="#228b22" fo:font-size="10pt" style:font-size-asian="10pt"/>
    </style:style>
    <style:style style:name="T4" style:family="text">
      <style:text-properties fo:color="#000000" style:font-name="Courier New" fo:font-size="10pt" style:font-size-asian="10pt"/>
    </style:style>
    <style:style style:name="T5" style:family="text">
      <style:text-properties fo:color="#000000" style:font-name="Times New Roman" fo:font-size="10pt" fo:font-style="italic" fo:background-color="#00ccff" loext:char-shading-value="0" style:font-size-asian="10pt" style:font-style-asian="italic" style:font-style-complex="italic"/>
    </style:style>
    <style:style style:name="T6" style:family="text">
      <style:text-properties fo:color="#000000" style:font-name="Times New Roman" fo:font-size="10pt" fo:font-style="italic" fo:background-color="#00ccff" loext:char-shading-value="0" style:font-size-asian="10pt" style:font-style-asian="italic" style:font-style-complex="italic"/>
    </style:style>
    <style:style style:name="T7" style:family="text">
      <style:text-properties fo:color="#000000" style:font-name="Times New Roman" fo:font-size="10pt" fo:font-style="italic" officeooo:rsid="001f1a94" fo:background-color="#00ccff" loext:char-shading-value="0" style:font-size-asian="10pt" style:font-style-asian="italic" style:font-style-complex="italic"/>
    </style:style>
    <style:style style:name="T8" style:family="text">
      <style:text-properties fo:color="#000000" fo:font-size="10pt" style:font-size-asian="10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tyle="italic" style:font-style-asian="italic" style:font-style-complex="italic"/>
    </style:style>
    <style:style style:name="T11" style:family="text">
      <style:text-properties style:font-name="Times New Roman" fo:font-style="italic" fo:background-color="#00ccff" loext:char-shading-value="0" style:font-style-asian="italic" style:font-style-complex="italic"/>
    </style:style>
    <style:style style:name="T12" style:family="text">
      <style:text-properties style:font-name="Times New Roman" fo:font-style="italic" fo:background-color="#00ccff" loext:char-shading-value="0" style:font-style-asian="italic" style:font-style-complex="italic"/>
    </style:style>
    <style:style style:name="T13" style:family="text">
      <style:text-properties style:font-name="Times New Roman" fo:font-style="italic" officeooo:rsid="001bbb76" fo:background-color="#00ccff" loext:char-shading-value="0" style:font-style-asian="italic" style:font-style-complex="italic"/>
    </style:style>
    <style:style style:name="T14" style:family="text">
      <style:text-properties style:font-name="Times New Roman" fo:font-style="italic" officeooo:rsid="001f1a94" fo:background-color="#00ccff" loext:char-shading-value="0" style:font-style-asian="italic" style:font-style-complex="italic"/>
    </style:style>
    <style:style style:name="T15" style:family="text">
      <style:text-properties style:font-name="Times New Roman" fo:font-style="italic" officeooo:rsid="0020aa81" fo:background-color="#00ccff" loext:char-shading-value="0" style:font-style-asian="italic" style:font-style-complex="italic"/>
    </style:style>
    <style:style style:name="T16" style:family="text">
      <style:text-properties style:font-name="Times New Roman" fo:font-style="italic" officeooo:rsid="001bbb76" fo:background-color="#00ccff" loext:char-shading-value="0" style:font-size-asian="12pt" style:font-style-asian="italic" style:font-style-complex="italic"/>
    </style:style>
    <style:style style:name="T17" style:family="text">
      <style:text-properties style:font-name="Times New Roman" fo:font-style="italic" fo:font-weight="bold" officeooo:rsid="001bbb76" fo:background-color="#00ccff" loext:char-shading-value="0" style:font-style-asian="italic" style:font-weight-asian="bold" style:font-style-complex="italic" style:font-weight-complex="bold"/>
    </style:style>
    <style:style style:name="T18" style:family="text">
      <style:text-properties officeooo:rsid="0018a084"/>
    </style:style>
    <style:style style:name="T19" style:family="text">
      <style:text-properties fo:font-size="9pt" officeooo:rsid="0018a084" style:font-size-asian="9pt" style:font-size-complex="9pt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style:font-size-asian="10pt"/>
    </style:style>
    <style:style style:name="T22" style:family="text">
      <style:text-properties fo:font-size="10pt" officeooo:rsid="001f1a94" style:font-size-asian="10pt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fo:background-color="#00ccff" loext:char-shading-value="0" style:font-size-asian="10pt"/>
    </style:style>
    <style:style style:name="T25" style:family="text">
      <style:text-properties officeooo:rsid="001bbb76"/>
    </style:style>
    <style:style style:name="T26" style:family="text">
      <style:text-properties fo:color="#a020f0" style:font-name="Courier New" fo:font-size="10pt" style:font-size-asian="10pt"/>
    </style:style>
    <style:style style:name="T27" style:family="text">
      <style:text-properties fo:color="#a020f0" fo:font-size="10pt" style:font-size-asian="10pt"/>
    </style:style>
    <style:style style:name="T28" style:family="text">
      <style:text-properties officeooo:rsid="001f1a94"/>
    </style:style>
    <style:style style:name="T29" style:family="text">
      <style:text-properties officeooo:rsid="001f1a94"/>
    </style:style>
    <style:style style:name="T30" style:family="text">
      <style:text-properties officeooo:rsid="0020aa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lab Projekt SS17<text:tab/><text:tab/><text:tab/><text:tab/><text:tab/><text:tab/><text:tab/><text:tab/> <text:s text:c="6"/><text:span text:style-name="T28">26.08.2017</text:span></text:p>
      <text:p text:style-name="P1"/>
      <text:p text:style-name="P3">Marcel Grandinetti </text:p>
      <text:p text:style-name="P1"/>
      <text:p text:style-name="P1"/>
      <text:p text:style-name="P3">Dokumentation der M-Scripts für die entsprechenden Aufgaben.</text:p>
      <text:p text:style-name="P1"/>
      <text:p text:style-name="P2">Aufgabe 1</text:p>
      <text:p text:style-name="P1"/>
      <text:p text:style-name="P1">Teil 1: 16 Bit Bild in zwei 8 Bit Bilder aufteilen.</text:p>
      <text:p text:style-name="P1"/>
      <text:p text:style-name="P1">Ziel ist es ein RGB Bild mit 16 Bit pro Pixel in zwei Bilder aufzuteilen.</text:p>
      <text:p text:style-name="P1">Der Aufbau der zwei Bilder ist folgendermaßen:</text:p>
      <text:p text:style-name="P1"><text:tab/>RGB-Ursprungsbild<text:tab/>(1111 1111 0<text:span text:style-name="T18">1</text:span>0<text:span text:style-name="T18">1</text:span> 0<text:span text:style-name="T18">1</text:span>0<text:span text:style-name="T18">1</text:span> <text:tab/>= 16 Bit)</text:p>
      <text:p text:style-name="P1"><text:tab/><text:span text:style-name="T1">M</text:span>SB-Bild<text:tab/><text:tab/>(1111 1111 <text:tab/><text:tab/><text:tab/>= 8 <text:s text:c="2"/>Bit)</text:p>
      <text:p text:style-name="P1"><text:tab/>LSB-Bild<text:tab/><text:tab/>(<text:tab/> <text:s text:c="6"/>0<text:span text:style-name="T18">1</text:span>0<text:span text:style-name="T18">1</text:span> 0<text:span text:style-name="T18">1</text:span>0<text:span text:style-name="T18">1</text:span><text:tab/>= 8 <text:s text:c="2"/>Bit)</text:p>
      <text:p text:style-name="P1"><text:tab/><text:tab/><text:tab/><text:tab/><text:span text:style-name="T19">(Bitzustände sind nur zum Verdeutlichen)</text:span></text:p>
      <text:p text:style-name="P1"/>
      <text:p text:style-name="P1"><text:span text:style-name="T1">Um das</text:span> 8 Bit MSB-Bild <text:span text:style-name="T1">zu erhalten muss jeder Pixelwert 8 Bit nach rechts verschoben werden. (Ziel = 0000 0000 1111 1111)</text:span></text:p>
      <text:p text:style-name="P1"/>
      <text:p text:style-name="P12">%HSB-Bild exportieren</text:p>
      <text:p text:style-name="P11"><text:span text:style-name="T28">b</text:span>ildMSB=bitshift(<text:span text:style-name="T28">o</text:span>riginalbild,-8);</text:p>
      <text:p text:style-name="P11"><text:span text:style-name="T28">b</text:span>ildMSB=uint8(<text:span text:style-name="T28">b</text:span>ildMSB);</text:p>
      <text:p text:style-name="P4"/>
      <text:p text:style-name="P15">Mit <text:span text:style-name="T12">bitshift</text:span> und dem Parameter <text:span text:style-name="T12">-8</text:span> werden die Bits <text:span text:style-name="T18">nach rechts</text:span> verschoben <text:span text:style-name="T18">(mit positivem Vorzeichen nach links)</text:span>. Durch <text:span text:style-name="T12">uint8</text:span> wird das Format des MSB-Bildes von uint16 in uint8 geändert. </text:p>
      <text:p text:style-name="P15"><text:span text:style-name="T18">Um das 8 Bit LSB-Bild zu erhalten muss jeder Pixelwert erst 8 Bit nach links verschoben werden, damit die MSB-Bits gelöscht werden und anschließend wieder zurück geschoben werden. (Schieben links= 0101 0101 0000 0000, Ziel = 0000 0000 0101 0101) </text:span></text:p>
      <text:p text:style-name="P16"/>
      <text:p text:style-name="P10">%LSB-Bild exporiteren</text:p>
      <text:p text:style-name="P11"><text:span text:style-name="T28">b</text:span>ildLSB=bitshift(<text:span text:style-name="T28">o</text:span>riginalbild,8);</text:p>
      <text:p text:style-name="P11"><text:span text:style-name="T28">b</text:span>ildLSB=bitshift(<text:span text:style-name="T28">b</text:span>ildLSB,-8);</text:p>
      <text:p text:style-name="P11"><text:span text:style-name="T28">b</text:span>ildLSB=uint8(<text:span text:style-name="T28">b</text:span>ildLSB);</text:p>
      <text:p text:style-name="P16"/>
      <text:p text:style-name="P16">Wieder wird das Bild im Anschluss an das Verschieben in das Format uint8 gebracht. </text:p>
      <text:p text:style-name="P17">Das LSB-Bild ist jedoch noch nicht Richtig jede zweite Zeile ist in der Mitte gedreht.</text:p>
      <text:p text:style-name="P17"/>
      <text:p text:style-name="P13">%Jede zweite zeile der Matrix in der mitte Flippen</text:p>
      <text:p text:style-name="P11"><text:span text:style-name="T28">b</text:span>ildLSB(2:2:size(<text:span text:style-name="T28">b</text:span>ildLSB,1),:,:)=flip(<text:span text:style-name="T28">b</text:span>ildLSB(2:2:size(<text:span text:style-name="T28">b</text:span>ildLSB,1),:,:),2);</text:p>
      <text:p text:style-name="P14"/>
      <text:p text:style-name="P18">Die Bildmatrix besteht aus 3 Elementen BildLSB(Zeilen, Spalten, Ebenen). Die Ebenen stehen für die Farbanteile Rot Grün und Blau (1, 2 &amp; 3) und jede zweite <text:span text:style-name="T25">Zeile</text:span> ist in der mitte gedreht. Durc<text:span text:style-name="T25">h </text:span><text:span text:style-name="T13">2:2:size(</text:span><text:span text:style-name="T14">b</text:span><text:span text:style-name="T13">ildLSB,1)</text:span><text:span text:style-name="T25"> wird für die gesamte Zeilenanzahl (</text:span><text:span text:style-name="T13">size(</text:span><text:span text:style-name="T14">b</text:span><text:span text:style-name="T13">ildLSB,1)</text:span><text:span text:style-name="T25"> gibt die Anzahl an Zeilen der Matrix aus) beginnend mit der 2. Zeile jede zweite Zeile ersetzt. Der Befehl </text:span><text:span text:style-name="T16">flip(…,2)</text:span><text:span text:style-name="T25"> dreht die Zeilen in der Mitte und bei der Elementauswahl der Bildmatrix steht der Doppelpunkt (b</text:span><text:span text:style-name="T13">ildLSB(…,</text:span><text:span text:style-name="T17">:</text:span><text:span text:style-name="T13">,</text:span><text:span text:style-name="T17">:</text:span><text:span text:style-name="T13">)</text:span><text:span text:style-name="T25"> für jedes Element. Das bedeutet, dass jede zweite Zeile aber auch jede alle Spaltenelemente der Zeile auf allen drei Ebenen der Matrix ersetzt werden.</text:span></text:p>
      <text:p text:style-name="P19">Des Weiteren sind im LSB-Bild zwei Farbebenen vertauscht hierfür wird eine Ebene zwischengespeichert damit sie nicht verloren geht.</text:p>
      <text:p text:style-name="P19"/>
      <text:p text:style-name="P5"><text:soft-page-break/><text:span text:style-name="T20">%Grün <text:s/>und blau Anteile tauschen</text:span></text:p>
      <text:p text:style-name="P8"><text:span text:style-name="T22">b</text:span><text:span text:style-name="T20">ildLSBgruen=</text:span><text:span text:style-name="T22">b</text:span><text:span text:style-name="T20">ildLSB(:,:,2);</text:span></text:p>
      <text:p text:style-name="P8"><text:span text:style-name="T22">b</text:span><text:span text:style-name="T20">ildLSB(:,:,2)=</text:span><text:span text:style-name="T22">b</text:span><text:span text:style-name="T20">ildLSB(:,:,3);</text:span></text:p>
      <text:p text:style-name="P8"><text:span text:style-name="T22">b</text:span><text:span text:style-name="T20">ildLSB(:,:,3)=</text:span><text:span text:style-name="T22">b</text:span><text:span text:style-name="T20">ildLSBgruen;</text:span></text:p>
      <text:p text:style-name="Standard"><text:span text:style-name="T5">clear </text:span><text:span text:style-name="T7">b</text:span><text:span text:style-name="T5">ildLSBgruen</text:span><text:span text:style-name="T5">; </text:span><text:span text:style-name="T4"><text:s text:c="4"/></text:span></text:p>
      <text:p text:style-name="P19"/>
      <text:p text:style-name="P20">Wieder wird der Doppelpunkt als Stellvertreter für alle Elemente verwendet und zum Schluss wird mit <text:span text:style-name="T12">clear bildLSBgruen</text:span> der Zwischenspeicher für die grünen Werte wieder gelöscht.</text:p>
      <text:p text:style-name="P20"/>
      <text:p text:style-name="P20"/>
      <text:p text:style-name="P20">Teil 2: Waldmeistereis in Erdbeereis umwandeln.</text:p>
      <text:p text:style-name="P20"/>
      <text:p text:style-name="P20">Ziel ist es die Farbe des Eis zu ändern, dass sie wie Erdbeereis aussieht.</text:p>
      <text:p text:style-name="P21">Damit die Farbe der Hand nicht verfälscht wird muss das RGB bild zuerst in den HSV Farbraum transferiert werden das geschieht folgendermaßen:</text:p>
      <text:p text:style-name="P21"/>
      <text:p text:style-name="P6"><text:span text:style-name="T20">%HSB-Bild in HSV-Bild umwandeln</text:span></text:p>
      <text:p text:style-name="P8"><text:span text:style-name="T20">bildHSV=rgb2hsv(bildMSB);</text:span></text:p>
      <text:p text:style-name="P21"/>
      <text:p text:style-name="P21"><text:span text:style-name="T12">rgb2hsv</text:span> ist hier für das umwandeln des Formates zuständig. Der HSV Farbraum ist in Matlab folgendermaßen aufgebaut: Bild(Zeilen, Spalten, Ebenen) wobei die Ebenen sich von RGB unterscheiden (1=Farbe, 2=Sättigung, 3=Helligkeit). Im HSV Farbraum wir die Farbe in Grad angegeben (0°-360°) , in Matlab hingegen wir die Farbe von 0-1 angegeben deswegen ist hier eine Umrechnung notwendig.</text:p>
      <text:p text:style-name="P7"><text:span text:style-name="T24"/></text:p>
      <text:p text:style-name="P7"><text:span text:style-name="T24">%Grenzwerte zum Ersetzen definieren</text:span></text:p>
      <text:p text:style-name="P8"><text:span text:style-name="T20">multiplikator=1/360;</text:span></text:p>
      <text:p text:style-name="P8"><text:span text:style-name="T20">untereGrenze=30;</text:span></text:p>
      <text:p text:style-name="P8"><text:span text:style-name="T20">untereGrenze=untereGrenze*multiplikator;</text:span></text:p>
      <text:p text:style-name="P8"><text:span text:style-name="T20">obereGrenze=220;</text:span></text:p>
      <text:p text:style-name="P8"><text:span text:style-name="T20">obereGrenze=obereGrenze*multiplikator;</text:span></text:p>
      <text:p text:style-name="P21"/>
      <text:p text:style-name="P21">Der <text:span text:style-name="T15">multiplikator</text:span> dient zur <text:span text:style-name="T30">Umrechnung</text:span> von <text:span text:style-name="T30">Grad</text:span> in <text:span text:style-name="T30">den Matlab-Bereich. Die </text:span><text:span text:style-name="T15">obereGrenze</text:span><text:span text:style-name="T30"> definiert die Farbe ab der die Farbe im Bild ausgetauscht wird. Ebenso die </text:span><text:span text:style-name="T15">untereGrenze</text:span><text:span text:style-name="T30"> die Farbe definiert bis zu der die Farbe im Bild ausgetauscht wird. Obere und untere Grenze sind in Grad angegeben und werden deswegen mit dem </text:span><text:span text:style-name="T15">multiplikator</text:span><text:span text:style-name="T30"> verrechnet.</text:span></text:p>
      <text:p text:style-name="P21"/>
      <text:p text:style-name="P6"><text:span text:style-name="T20">%Grünwerte anhand der Grenzen finden und ersetzen</text:span></text:p>
      <text:p text:style-name="P8"><text:span text:style-name="T20">bildHSV(find(bildHSV(:,:,1)&gt;untereGrenze &amp; bildHSV(:,:,1)&lt;obereGrenze))=1;</text:span></text:p>
      <text:p text:style-name="P21"/>
      <text:p text:style-name="P22">Mit der Funktion <text:span text:style-name="T12">find()</text:span> wird jetzt in der Farbebene des Bildes alle werte gesucht die zwischen der unteren und der oberen Grenze liegen und diese Werte werden durch 1 ersetzt. Die 1 entspricht im Matlab Farbraum der 360° im HSV Farbraum und somit der Farbe Rot.</text:p>
      <text:p text:style-name="P23">Im Anschluss wird das HSV-Bild zurück in den RGB Farbraum gewandelt. Hierfür dient die Funktion <text:span text:style-name="T12">hsv2rgb</text:span>.</text:p>
      <text:p text:style-name="P21"/>
      <text:p text:style-name="P6"><text:span text:style-name="T20">%HSV-Bild in RGB-Bild zurückwandeln</text:span></text:p>
      <text:p text:style-name="P8"><text:span text:style-name="T20">bildErdbeer=hsv2rgb(bildHSV);</text:span></text:p>
      <text:p text:style-name="P21"/>
      <text:p text:style-name="P24">Zum Schluss werden alle 3 Bilder (MSB, LSB und Erdbeer) mit <text:span text:style-name="T12">imshow(Bild)</text:span> angezeigt und mit <text:span text:style-name="T12">imwrite(Bild,‘Name‘)</text:span> gespeichert.</text:p>
      <text:p text:style-name="P21"/>
      <text:p text:style-name="P9"><text:span text:style-name="T20">%HSB-Bild</text:span></text:p>
      <text:p text:style-name="P8"><text:soft-page-break/><text:span text:style-name="T20">figure(1);</text:span></text:p>
      <text:p text:style-name="P8"><text:span text:style-name="T20">imshow(bildMSB);</text:span></text:p>
      <text:p text:style-name="P8"><text:span text:style-name="T20">title(</text:span><text:span text:style-name="T20">'MSB-Bild'</text:span><text:span text:style-name="T20">);</text:span></text:p>
      <text:p text:style-name="P8"><text:span text:style-name="T20">imwrite(bildMSB,</text:span><text:span text:style-name="T20">'Aufgabe1_MSB.png'</text:span><text:span text:style-name="T20">);</text:span></text:p>
      <text:p text:style-name="P8"><text:span text:style-name="T20"/></text:p>
      <text:p text:style-name="P8"><text:span text:style-name="T20">%LSB-Bild</text:span></text:p>
      <text:p text:style-name="P8"><text:span text:style-name="T20">figure(2);</text:span></text:p>
      <text:p text:style-name="P8"><text:span text:style-name="T20">imshow(bildLSB);</text:span></text:p>
      <text:p text:style-name="P8"><text:span text:style-name="T20">title(</text:span><text:span text:style-name="T20">'LSB-Bild'</text:span><text:span text:style-name="T20">);</text:span></text:p>
      <text:p text:style-name="P8"><text:span text:style-name="T20">imwrite(bildLSB,</text:span><text:span text:style-name="T20">'Aufgabe1_LSB.png'</text:span><text:span text:style-name="T20">);</text:span></text:p>
      <text:p text:style-name="P8"><text:span text:style-name="T20"/></text:p>
      <text:p text:style-name="P8"><text:span text:style-name="T20">%Erdbeereis</text:span></text:p>
      <text:p text:style-name="P8"><text:span text:style-name="T20">figure(3);</text:span></text:p>
      <text:p text:style-name="P8"><text:span text:style-name="T20">imshow(bildErdbeer);</text:span></text:p>
      <text:p text:style-name="P8"><text:span text:style-name="T20">title(</text:span><text:span text:style-name="T20">'Erdbeereis'</text:span><text:span text:style-name="T20">);</text:span></text:p>
      <text:p text:style-name="P8"><text:span text:style-name="T20">imwrite(bildErdbeer,</text:span><text:span text:style-name="T20">'Aufgabe1_Erdbeereis.png'</text:span><text:span text:style-name="T20">);</text:span></text:p>
      <text:p text:style-name="P9"><text:span text:style-name="T20"/></text:p>
      <text:p text:style-name="P21"/>
      <text:p text:style-name="P24"/>
      <text:p text:style-name="P25">Aufgabe 2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4:28:00.083000000</meta:creation-date>
    <dc:date>2017-08-26T16:09:51.359000000</dc:date>
    <meta:editing-duration>PT1M22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69" meta:word-count="642" meta:character-count="4772" meta:non-whitespace-character-count="4151"/>
  </office:meta>
</office:document-meta>
</file>